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87.13pt" svg:y="103.15pt">
            <draw:object draw:notify-on-update-of-ranges="Sheet1.B5:Sheet1.B8 Sheet1.C4:Sheet1.C4 Sheet1.C5:Sheet1.C8 Sheet1.D4:Sheet1.D4 Sheet1.D5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7.82pt" svg:y="478.32pt">
            <draw:object draw:notify-on-update-of-ranges="Sheet1.D39:Sheet1.D42 Sheet1.E38:Sheet1.E38 Sheet1.E39:Sheet1.E42 Sheet1.F38:Sheet1.F38 Sheet1.F39:Sheet1.F42 Sheet1.G38:Sheet1.G38 Sheet1.G39:Sheet1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3.93pt" svg:y="572.2pt">
            <draw:object draw:notify-on-update-of-ranges="Sheet1.A39:Sheet1.A41 Sheet1.B38:Sheet1.B38 Sheet1.B39:Sheet1.B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A-I</text:p>
          </table:table-cell>
          <table:table-cell office:value-type="string" calcext:value-type="string">
            <text:p>PA-I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34.1" calcext:value-type="float">
            <text:p>3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7" calcext:value-type="float">
            <text:p>34.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.2" calcext:value-type="float">
            <text:p>32.2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 table:number-rows-repeated="29">
          <table:table-cell table:number-columns-repeated="7"/>
        </table:table-row>
        <table:table-row table:style-name="ro1">
          <table:table-cell office:value-type="string" calcext:value-type="string">
            <text:p>Diepte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#bomen</text:p>
          </table:table-cell>
          <table:table-cell office:value-type="string" calcext:value-type="string">
            <text:p>RF (diepte 3)</text:p>
          </table:table-cell>
          <table:table-cell office:value-type="string" calcext:value-type="string">
            <text:p>RF (diepte 4)</text:p>
          </table:table-cell>
          <table:table-cell office:value-type="string" calcext:value-type="string">
            <text:p>RF (diepte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 office:value-type="float" office:value="16.2" calcext:value-type="float">
            <text:p>16.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office:value-type="float" office:value="15.7" calcext:value-type="float">
            <text:p>15.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office:value-type="float" office:value="16" calcext:value-type="float">
            <text:p>16</text:p>
          </table:table-cell>
          <table:table-cell office:value-type="float" office:value="13.9" calcext:value-type="float">
            <text:p>1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11:29.084000000</meta:creation-date>
    <dc:date>2019-03-23T12:23:47.769000000</dc:date>
    <meta:editing-duration>PT51M58S</meta:editing-duration>
    <meta:editing-cycles>1</meta:editing-cycles>
    <meta:document-statistic meta:table-count="1" meta:cell-count="43" meta:object-count="3"/>
    <meta:generator>LibreOffice/6.2.0.3$Windows_X86_64 LibreOffice_project/98c6a8a1c6c7b144ce3cc729e34964b47ce25d6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449cm" svg:y="3.954cm" style:legend-expansion="high" chart:style-name="ch2"/>
        <chart:plot-area chart:style-name="ch3" table:cell-range-address="Sheet1.B4:Sheet1.D8" chart:data-source-has-labels="both" svg:x="1.33cm" svg:y="0.18cm" svg:width="12.8cm" svg:height="7.664cm">
          <chartooo:coordinate-region svg:x="1.951cm" svg:y="0.379cm" svg:width="12.179cm" svg:height="6.818cm"/>
          <chart:axis chart:dimension="x" chart:name="primary-x" chart:style-name="ch4" chartooo:axis-type="auto">
            <chartooo:date-scale/>
            <chart:title svg:x="7.554cm" svg:y="8.024cm" chart:style-name="ch5">
              <text:p>C</text:p>
            </chart:title>
            <chart:categories table:cell-range-address="Sheet1.B5:Sheet1.B8"/>
          </chart:axis>
          <chart:axis chart:dimension="y" chart:name="primary-y" chart:style-name="ch6">
            <chart:title svg:x="0.451cm" svg:y="6.12cm" chart:style-name="ch7">
              <text:p>Gemiddeld aantal trainingen</text:p>
            </chart:title>
            <chart:grid chart:style-name="ch8" chart:class="major"/>
          </chart:axis>
          <chart:series chart:style-name="ch9" chart:values-cell-range-address="Sheet1.C5:Sheet1.C8" chart:label-cell-address="Sheet1.C4:Sheet1.C4" chart:class="chart:bar">
            <chart:data-point chart:repeated="4"/>
          </chart:series>
          <chart:series chart:style-name="ch10" chart:values-cell-range-address="Sheet1.D5:Sheet1.D8" chart:label-cell-address="Sheet1.D4:Sheet1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-I</text:p>
                <draw:g>
                  <svg:desc>Sheet1.C4:Sheet1.C4</svg:desc>
                </draw:g>
              </table:table-cell>
              <table:table-cell office:value-type="string">
                <text:p>PA-II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:Sheet1.B8</svg:desc>
                </draw:g>
              </table:table-cell>
              <table:table-cell office:value-type="float" office:value="35.5">
                <text:p>35.5</text:p>
                <draw:g>
                  <svg:desc>Sheet1.C5:Sheet1.C8</svg:desc>
                </draw:g>
              </table:table-cell>
              <table:table-cell office:value-type="float" office:value="34.1">
                <text:p>34.1</text:p>
                <draw:g>
                  <svg:desc>Sheet1.D5:Sheet1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7">
                <text:p>34.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.2">
                <text:p>36.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.2">
                <text:p>32.2</text:p>
              </table:table-cell>
              <table:table-cell office:value-type="float" office:value="37.1">
                <text:p>3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703cm" style:legend-expansion="high" chart:style-name="ch2"/>
        <chart:plot-area chart:style-name="ch3" table:cell-range-address="Sheet1.D38:Sheet1.G42" chart:data-source-has-labels="both" svg:x="1.331cm" svg:y="0.18cm" svg:width="11.61cm" svg:height="7.659cm">
          <chartooo:coordinate-region svg:x="1.952cm" svg:y="0.379cm" svg:width="10.989cm" svg:height="6.813cm"/>
          <chart:axis chart:dimension="x" chart:name="primary-x" chart:style-name="ch4" chartooo:axis-type="auto">
            <chartooo:date-scale/>
            <chart:title svg:x="6.483cm" svg:y="8.019cm" chart:style-name="ch5">
              <text:p>#bomen</text:p>
            </chart:title>
            <chart:categories table:cell-range-address="Sheet1.D39:Sheet1.D42"/>
          </chart:axis>
          <chart:axis chart:dimension="y" chart:name="primary-y" chart:style-name="ch6">
            <chart:title svg:x="0.451cm" svg:y="6.117cm" chart:style-name="ch7">
              <text:p>Gemiddeld aantal trainingen</text:p>
            </chart:title>
            <chart:grid chart:style-name="ch8" chart:class="major"/>
          </chart:axis>
          <chart:series chart:style-name="ch9" chart:values-cell-range-address="Sheet1.E39:Sheet1.E42" chart:label-cell-address="Sheet1.E38:Sheet1.E38" chart:class="chart:bar">
            <chart:data-point chart:repeated="4"/>
          </chart:series>
          <chart:series chart:style-name="ch10" chart:values-cell-range-address="Sheet1.F39:Sheet1.F42" chart:label-cell-address="Sheet1.F38:Sheet1.F38" chart:class="chart:bar">
            <chart:data-point chart:repeated="4"/>
          </chart:series>
          <chart:series chart:style-name="ch11" chart:values-cell-range-address="Sheet1.G39:Sheet1.G42" chart:label-cell-address="Sheet1.G38:Sheet1.G3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 (diepte 3)</text:p>
                <draw:g>
                  <svg:desc>Sheet1.E38:Sheet1.E38</svg:desc>
                </draw:g>
              </table:table-cell>
              <table:table-cell office:value-type="string">
                <text:p>RF (diepte 4)</text:p>
                <draw:g>
                  <svg:desc>Sheet1.F38:Sheet1.F38</svg:desc>
                </draw:g>
              </table:table-cell>
              <table:table-cell office:value-type="string">
                <text:p>RF (diepte 5)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D39:Sheet1.D42</svg:desc>
                </draw:g>
              </table:table-cell>
              <table:table-cell office:value-type="float" office:value="19.8">
                <text:p>19.8</text:p>
                <draw:g>
                  <svg:desc>Sheet1.E39:Sheet1.E42</svg:desc>
                </draw:g>
              </table:table-cell>
              <table:table-cell office:value-type="float" office:value="16.2">
                <text:p>16.2</text:p>
                <draw:g>
                  <svg:desc>Sheet1.F39:Sheet1.F42</svg:desc>
                </draw:g>
              </table:table-cell>
              <table:table-cell office:value-type="float" office:value="14.5">
                <text:p>14.5</text:p>
                <draw:g>
                  <svg:desc>Sheet1.G39:Sheet1.G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15.7">
                <text:p>15.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3">
                <text:p>20.3</text:p>
              </table:table-cell>
              <table:table-cell office:value-type="float" office:value="15.7">
                <text:p>15.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16">
                <text:p>16</text:p>
              </table:table-cell>
              <table:table-cell office:value-type="float" office:value="13.9">
                <text:p>1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95cm" svg:y="4.201cm" style:legend-expansion="high" chart:style-name="ch2"/>
        <chart:plot-area chart:style-name="ch3" table:cell-range-address="Sheet1.A38:Sheet1.B41" chart:data-source-has-labels="both" svg:x="1.331cm" svg:y="0.18cm" svg:width="13.144cm" svg:height="7.659cm">
          <chartooo:coordinate-region svg:x="1.952cm" svg:y="0.38cm" svg:width="12.523cm" svg:height="6.812cm"/>
          <chart:axis chart:dimension="x" chart:name="primary-x" chart:style-name="ch4" chartooo:axis-type="auto">
            <chartooo:date-scale/>
            <chart:title svg:x="7.369cm" svg:y="8.019cm" chart:style-name="ch5">
              <text:p>Diepte</text:p>
            </chart:title>
            <chart:categories table:cell-range-address="Sheet1.A39:Sheet1.A41"/>
          </chart:axis>
          <chart:axis chart:dimension="y" chart:name="primary-y" chart:style-name="ch6">
            <chart:title svg:x="0.451cm" svg:y="6.117cm" chart:style-name="ch7">
              <text:p>Gemiddeld aantal trainingen</text:p>
            </chart:title>
            <chart:grid chart:style-name="ch8" chart:class="major"/>
          </chart:axis>
          <chart:series chart:style-name="ch9" chart:values-cell-range-address="Sheet1.B39:Sheet1.B41" chart:label-cell-address="Sheet1.B38:Sheet1.B3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</text:p>
                <draw:g>
                  <svg:desc>Sheet1.B38:Sheet1.B3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39:Sheet1.A41</svg:desc>
                </draw:g>
              </table:table-cell>
              <table:table-cell office:value-type="float" office:value="42.7">
                <text:p>42.7</text:p>
                <draw:g>
                  <svg:desc>Sheet1.B39:Sheet1.B4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1">
                <text:p>1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